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1" fo:font-weight="bold" officeooo:rsid="000ebb35" officeooo:paragraph-rsid="000ebb3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1" fo:font-weight="normal" officeooo:rsid="000ebb35" officeooo:paragraph-rsid="000ebb3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1" fo:font-weight="normal" officeooo:rsid="000501ac" officeooo:paragraph-rsid="0010850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1" fo:font-weight="normal" officeooo:rsid="00138cee" officeooo:paragraph-rsid="00138cee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1" fo:font-weight="normal" officeooo:rsid="00138cee" officeooo:paragraph-rsid="00138cee" style:font-name-asian="Noto Serif CJK SC" style:font-weight-asian="normal" style:font-name-complex="Noto Sans Devanagari1" style:font-weight-complex="normal"/>
    </style:style>
    <style:style style:name="T1" style:family="text">
      <style:text-properties officeooo:rsid="0010850a"/>
    </style:style>
    <style:style style:name="T2" style:family="text">
      <style:text-properties style:font-name-asian="Noto Serif CJK SC" style:font-name-complex="Noto Sans Devanagari1"/>
    </style:style>
    <style:style style:name="T3" style:family="text">
      <style:text-properties officeooo:rsid="000647c2" style:font-name-asian="Noto Serif CJK SC" style:font-name-complex="Noto Sans Devanagari1"/>
    </style:style>
    <style:style style:name="T4" style:family="text">
      <style:text-properties officeooo:rsid="00070eaa" style:font-name-asian="Noto Serif CJK SC" style:font-name-complex="Noto Sans Devanagari1"/>
    </style:style>
    <style:style style:name="T5" style:family="text">
      <style:text-properties officeooo:rsid="00082638" style:font-name-asian="Noto Serif CJK SC" style:font-name-complex="Noto Sans Devanagari1"/>
    </style:style>
    <style:style style:name="T6" style:family="text">
      <style:text-properties officeooo:rsid="000b2d5d" style:font-name-asian="Noto Serif CJK SC" style:font-name-complex="Noto Sans Devanagari1"/>
    </style:style>
    <style:style style:name="T7" style:family="text">
      <style:text-properties officeooo:rsid="001199b2" style:font-name-asian="Noto Serif CJK SC" style:font-name-complex="Noto Sans Devanagari1"/>
    </style:style>
    <style:style style:name="T8" style:family="text">
      <style:text-properties officeooo:rsid="00138cee" style:font-name-asian="Noto Serif CJK SC" style:font-name-complex="Noto Sans Devanagari1"/>
    </style:style>
    <style:style style:name="T9" style:family="text">
      <style:text-properties officeooo:rsid="00070eaa"/>
    </style:style>
    <style:style style:name="T10" style:family="text">
      <style:text-properties officeooo:rsid="00082638"/>
    </style:style>
    <style:style style:name="T11" style:family="text">
      <style:text-properties officeooo:rsid="00082638" style:font-name-asian="Liberation Serif" style:font-name-complex="Liberation Serif"/>
    </style:style>
    <style:style style:name="T12" style:family="text">
      <style:text-properties officeooo:rsid="000647c2"/>
    </style:style>
    <style:style style:name="T13" style:family="text">
      <style:text-properties officeooo:rsid="001199b2"/>
    </style:style>
    <style:style style:name="T14" style:family="text">
      <style:text-properties style:text-position="super 58%" officeooo:rsid="001199b2"/>
    </style:style>
    <style:style style:name="T15" style:family="text">
      <style:text-properties style:text-position="super 58%" officeooo:rsid="001199b2" style:font-name-asian="Noto Serif CJK SC" style:font-name-complex="Noto Sans Devanagari1"/>
    </style:style>
    <style:style style:name="T16" style:family="text">
      <style:text-properties officeooo:rsid="00138cee"/>
    </style:style>
    <style:style style:name="T17" style:family="text">
      <style:text-properties officeooo:rsid="00146b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t’s hit a sixer!</text:p>
      <text:p text:style-name="P2"/>
      <text:p text:style-name="P2">The legendary South African batter AB de Villiers is playing a <text:span text:style-name="T1">cricket</text:span> match against Bangladesh. While batting, he lofts a ball in the air towards the boundary. Sabbir and <text:span text:style-name="T17">Nasir</text:span> <text:span text:style-name="T1">are two</text:span> spectator<text:span text:style-name="T1">s</text:span> <text:span text:style-name="T1">of</text:span> the match. <text:span text:style-name="T1">Sabbir is</text:span> trying to predict the result of the shot <text:span text:style-name="T1">played by</text:span> ABD. <text:span text:style-name="T1">For this, he asks </text:span><text:span text:style-name="T17">Nasir</text:span><text:span text:style-name="T1"> to give him a number. If the number is a multiple of 6 then </text:span><text:span text:style-name="T16">Sabbir predicts </text:span><text:span text:style-name="T1">the shot </text:span><text:span text:style-name="T16">to be</text:span><text:span text:style-name="T1"> a six otherwise </text:span><text:span text:style-name="T16">the ball is caught by any fielder</text:span><text:span text:style-name="T1"> </text:span><text:span text:style-name="T13">and </text:span><text:span text:style-name="T16">ABD is </text:span><text:span text:style-name="T13">out</text:span><text:span text:style-name="T1">.</text:span></text:p>
      <text:p text:style-name="P2"/>
      <text:p text:style-name="P3">The first line contains <text:span text:style-name="T9">a single </text:span>integer t <text:span text:style-name="T10">(1 </text:span><text:span text:style-name="T11">≤</text:span><text:span text:style-name="T5"> t </text:span><text:span text:style-name="T11">≤</text:span><text:span text:style-name="T5"> </text:span><text:span text:style-name="T6">1</text:span><text:span text:style-name="T5">00) –</text:span> the number of test cases.</text:p>
      <text:p text:style-name="P3">The <text:span text:style-name="T13">only</text:span> line of each test case contains <text:span text:style-name="T12">a</text:span> <text:span text:style-name="T9">single </text:span><text:span text:style-name="T13">number</text:span><text:span text:style-name="T9"> </text:span>n <text:span text:style-name="T12">( -</text:span><text:span text:style-name="T13">10</text:span><text:span text:style-name="T14">1000</text:span><text:span text:style-name="T10"> </text:span><text:span text:style-name="T11">≤</text:span><text:span text:style-name="T5"> </text:span><text:span text:style-name="T4">n</text:span><text:span text:style-name="T5"> </text:span><text:span text:style-name="T11">≤</text:span><text:span text:style-name="T5"> </text:span><text:span text:style-name="T6">1</text:span><text:span text:style-name="T5">0</text:span><text:span text:style-name="T15">1000</text:span><text:span text:style-name="T3">) – the number </text:span><text:span text:style-name="T8">given</text:span><text:span text:style-name="T3"> </text:span><text:span text:style-name="T7">by </text:span><text:span text:style-name="T3">.</text:span></text:p>
      <text:p text:style-name="P3"><text:span text:style-name="T3"/></text:p>
      <text:p text:style-name="P4"><text:span text:style-name="T3">F</text:span><text:span text:style-name="T2">or each test case, print the case number and “SIX” if the result of the shot is six or “OUT” otherwise.</text:span></text:p>
      <text:p text:style-name="P4"><text:span text:style-name="T2"/></text:p>
      <text:p text:style-name="P5">2</text:p>
      <text:p text:style-name="P5">6</text:p>
      <text:p text:style-name="P5">4</text:p>
      <text:p text:style-name="P4"><text:span text:style-name="T2"/></text:p>
      <text:p text:style-name="P5">Case 1: SIX</text:p>
      <text:p text:style-name="P5">Case 2: OU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9:50:13.271686796</meta:creation-date>
    <meta:generator>LibreOffice/24.2.6.2$Linux_X86_64 LibreOffice_project/420$Build-2</meta:generator>
    <dc:date>2024-11-10T20:49:57.306056546</dc:date>
    <meta:editing-duration>PT6M41S</meta:editing-duration>
    <meta:editing-cycles>3</meta:editing-cycles>
    <meta:document-statistic meta:table-count="0" meta:image-count="0" meta:object-count="0" meta:page-count="1" meta:paragraph-count="10" meta:word-count="163" meta:character-count="794" meta:non-whitespace-character-count="639"/>
  </office:meta>
</office:document-meta>
</file>